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26705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2481" officeooo:paragraph-rsid="0030248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2481" officeooo:paragraph-rsid="0030248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02481" officeooo:paragraph-rsid="0030248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66ac1" officeooo:paragraph-rsid="0030248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66ac1" officeooo:paragraph-rsid="00366ac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66ac1" officeooo:paragraph-rsid="00366ac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1d21f" officeooo:paragraph-rsid="0041d21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38309f" officeooo:paragraph-rsid="00366ac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8309f" officeooo:paragraph-rsid="00366ac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122c8" officeooo:paragraph-rsid="004122c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66ac1" officeooo:paragraph-rsid="00366ac1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122c8" officeooo:paragraph-rsid="004122c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9eb2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66ac1" officeooo:paragraph-rsid="00366ac1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66ac1" officeooo:paragraph-rsid="00366ac1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366ac1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366ac1"/>
    </style:style>
    <style:style style:name="P21" style:family="paragraph" style:parent-style-name="Standard" style:list-style-name="L6">
      <style:text-properties officeooo:paragraph-rsid="0042636f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" fo:font-size="12pt" officeooo:rsid="0026bcab" officeooo:paragraph-rsid="0026bcab" style:font-size-asian="12pt" style:font-size-complex="12pt"/>
    </style:style>
    <style:style style:name="P23" style:family="paragraph" style:parent-style-name="Standard" style:list-style-name="L6">
      <style:text-properties style:text-line-through-style="none" style:text-line-through-type="none" style:font-name="DejaVu Sans Condensed" fo:font-size="12pt" officeooo:rsid="002b8261" officeooo:paragraph-rsid="002b8261" style:font-size-asian="12pt" style:font-size-complex="12pt"/>
    </style:style>
    <style:style style:name="P24" style:family="paragraph" style:parent-style-name="Standard" style:list-style-name="L6">
      <style:text-properties style:text-line-through-style="none" style:text-line-through-type="none" style:font-name="DejaVu Sans Condensed" fo:font-size="12pt" officeooo:rsid="0042636f" officeooo:paragraph-rsid="0042636f" style:font-size-asian="12pt" style:font-size-complex="12pt"/>
    </style:style>
    <style:style style:name="T1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388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fo:font-weight="normal" officeooo:rsid="00366ac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jaVu Sans Condensed" fo:font-size="12pt" fo:font-style="normal" fo:font-weight="normal" officeooo:rsid="0038309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DejaVu Sans Condensed" fo:font-size="12pt" fo:font-style="normal" fo:font-weight="bold" officeooo:rsid="00366ac1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DejaVu Sans Condensed" fo:font-size="12pt" fo:font-style="normal" fo:font-weight="bold" officeooo:rsid="0038309f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officeooo:rsid="00347dd1"/>
    </style:style>
    <style:style style:name="T13" style:family="text">
      <style:text-properties officeooo:rsid="00366ac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d88f5" style:font-weight-asian="bold" style:font-weight-complex="bold"/>
    </style:style>
    <style:style style:name="T16" style:family="text">
      <style:text-properties fo:font-weight="bold" officeooo:rsid="00366ac1" style:font-weight-asian="bold" style:font-weight-complex="bold"/>
    </style:style>
    <style:style style:name="T17" style:family="text">
      <style:text-properties fo:font-weight="bold" officeooo:rsid="003fc643" style:font-weight-asian="bold" style:font-weight-complex="bold"/>
    </style:style>
    <style:style style:name="T18" style:family="text">
      <style:text-properties fo:font-weight="bold" officeooo:rsid="003d1c61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b2514" style:font-weight-asian="normal" style:font-weight-complex="normal"/>
    </style:style>
    <style:style style:name="T21" style:family="text">
      <style:text-properties officeooo:rsid="003d1c61"/>
    </style:style>
    <style:style style:name="T22" style:family="text">
      <style:text-properties officeooo:rsid="003d88f5"/>
    </style:style>
    <style:style style:name="T23" style:family="text">
      <style:text-properties officeooo:rsid="003fc643"/>
    </style:style>
    <style:style style:name="T24" style:family="text">
      <style:text-properties officeooo:rsid="0042636f"/>
    </style:style>
    <style:style style:name="T25" style:family="text">
      <style:text-properties style:text-line-through-style="none" style:text-line-through-type="none" style:font-name="DejaVu Sans Condensed" fo:font-size="12pt" officeooo:rsid="0042636f" style:font-size-asian="12pt" style:font-size-complex="12pt"/>
    </style:style>
    <style:style style:name="T26" style:family="text">
      <style:text-properties officeooo:rsid="004438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2</text:span><text:span text:style-name="T4">0</text:span><text:span text:style-name="T5">2</text:span><text:span text:style-name="T1"> - </text:span><text:span text:style-name="T5">Ground </text:span><text:span text:style-name="T3">- </text:span><text:span text:style-name="T2">Preflight, </text:span><text:span text:style-name="T5">Performance Limits</text:span></text:p>
      <text:p text:style-name="P1"/>
      <text:p text:style-name="P3">General French stuff</text:p>
      <text:p text:style-name="P4">M = Marche = ON/START</text:p>
      <text:p text:style-name="P4">A = Arrêt = OFF/STOP</text:p>
      <text:p text:style-name="P4">G = Gauche = LEFT</text:p>
      <text:p text:style-name="P4">D = Droit = RIGHT</text:p>
      <text:p text:style-name="P4">L = Lent = SLOW</text:p>
      <text:p text:style-name="P4">R = Rapide = FAST</text:p>
      <text:p text:style-name="P1"/>
      <text:p text:style-name="P1">Before takeoff (hot start or auto started)</text:p>
      <text:list xml:id="list659244189" text:style-name="L1">
        <text:list-item>
          <text:p text:style-name="P6"><text:span text:style-name="T14">Artificial horizon mode</text:span> <text:span text:style-name="T22">knob </text:span>... <text:span text:style-name="T14">DOP</text:span> <text:span text:style-name="T12">(upper instrument panel right side)</text:span></text:p>
        </text:list-item>
        <text:list-item>
          <text:p text:style-name="P7"><text:span text:style-name="T14">Flare Dispenser switch</text:span> ... <text:span text:style-name="T14">LE</text:span> = slow or <text:span text:style-name="T14">VE</text:span> = fast (center console next to pilot's left thigh)??</text:p>
        </text:list-item>
        <text:list-item>
          <text:p text:style-name="P18"><text:span text:style-name="T9">Flare Dispenser quantity switch</text:span><text:span text:style-name="T6"> ... </text:span><text:span text:style-name="T9">C/C</text:span><text:span text:style-name="T6"> = single or </text:span><text:span text:style-name="T9">SEQ</text:span><text:span text:style-name="T6"> = sequence</text:span></text:p>
        </text:list-item>
        <text:list-item>
          <text:p text:style-name="P18"><text:span text:style-name="T9">Flare Dispenser cover</text:span><text:span text:style-name="T6"> ... </text:span><text:span text:style-name="T9">Open</text:span><text:span text:style-name="T6"> (black and yellow striped cover on pilot's collective stick)</text:span></text:p>
        </text:list-item>
        <text:list-item>
          <text:p text:style-name="P6"><text:span text:style-name="T14">Radio</text:span><text:span text:style-name="T15">s</text:span> ... <text:span text:style-name="T16">On and tuned</text:span><text:span text:style-name="T13"> as needed (center lower instrument panel, press/click band button to make active radio)</text:span></text:p>
        </text:list-item>
        <text:list-item>
          <text:p text:style-name="P6"><text:span text:style-name="T14">RWR</text:span> ... <text:span text:style-name="T16">ON</text:span><text:span text:style-name="T13"> (instrument panel top left, under RWR display)</text:span></text:p>
        </text:list-item>
        <text:list-item>
          <text:p text:style-name="P6"><text:span text:style-name="T17">Sand Filter</text:span><text:span text:style-name="T23"> ... </text:span><text:span text:style-name="T17">ON</text:span><text:span text:style-name="T23"> if installed</text:span> (switch above clock on pilot's lower instrument panel)</text:p>
        </text:list-item>
        <text:list-item>
          <text:p text:style-name="P6">Arm weapons <text:span text:style-name="T21">and a</text:span>ctivate TV sensor <text:span text:style-name="T21">(see </text:span><text:span text:style-name="T18">A/G weapons</text:span><text:span text:style-name="T21"> page)</text:span></text:p>
        </text:list-item>
        <text:list-item>
          <text:p text:style-name="P10"><text:span text:style-name="T14">Lights</text:span> ... <text:span text:style-name="T14">As desired</text:span> (switches on upper center instrument panel under RWR, and ceiling)</text:p>
        </text:list-item>
      </text:list>
      <text:p text:style-name="P16"/>
      <text:p text:style-name="P2">Performance limits</text:p>
      <text:list xml:id="list53765918" text:style-name="L6">
        <text:list-item>
          <text:p text:style-name="P21"><text:span text:style-name="T25">Max landing vertical speed: 60 m/min (a bit more than the first mark under 0 on the VSI)</text:span></text:p>
        </text:list-item>
        <text:list-item>
          <text:p text:style-name="P24">Engine limits: 8-12 seconds at or above 100% torque (red light on torque meter on solid)</text:p>
        </text:list-item>
        <text:list-item>
          <text:p text:style-name="P24"/>
        </text:list-item>
        <text:list-item>
          <text:p text:style-name="P22">Max descent speed:</text:p>
          <text:list>
            <text:list-item>
              <text:p text:style-name="P22">Over 30 kph (translational lift): Unlimited</text:p>
            </text:list-item>
            <text:list-item>
              <text:p text:style-name="P22">Under 30 kph (no translational lift): ~4 m/s</text:p>
            </text:list-item>
          </text:list>
        </text:list-item>
        <text:list-item>
          <text:p text:style-name="P22">Max speed: ~300 kph (depends on air pressure, may be limited either due to retreating blade stall or to rotor coning in different conditions)</text:p>
        </text:list-item>
        <text:list-item>
          <text:p text:style-name="P23">When at or near max speed, avoid sudden maneuvers, particularly pitching up and to the righ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6-26T12:22:34.372000000</dc:date>
    <meta:editing-duration>PT16H9M53S</meta:editing-duration>
    <meta:editing-cycles>5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7" meta:word-count="278" meta:character-count="1495" meta:non-whitespace-character-count="1260"/>
  </office:meta>
</office:document-meta>
</file>